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bottom="1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bottom="10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alesman Management System</text:span><text:span text:style-name="T2"/></text:p>
      <text:p text:style-name="P1"><text:span text:style-name="T3">Group Number : G4</text:span><text:span text:style-name="T4"/></text:p>
      <text:p text:style-name="P1"><text:span text:style-name="T5">Group Member :</text:span></text:p>
      <text:p text:style-name="P1"><text:span text:style-name="T6">Chirag Soni</text:span></text:p>
      <text:p text:style-name="P1"><text:span text:style-name="T6">Prajwal Falake</text:span></text:p>
      <text:p text:style-name="P1"><text:span text:style-name="T6">Pratiksha Tapkir</text:span></text:p>
      <text:p text:style-name="P1"><text:span text:style-name="T6">Yash Khadole</text:span></text:p>
      <text:p text:style-name="P1"><text:span text:style-name="T6">Pankaj Birla</text:span></text:p>
      <text:p text:style-name="P1"><text:span text:style-name="T6"/></text:p>
      <text:list text:style-name="L2">
        <text:list-item>
          <text:p text:style-name="P2"><text:span text:style-name="T7">Problem Statement :</text:span></text:p>
        </text:list-item>
      </text:list>
      <text:p text:style-name="P3"><text:span text:style-name="T8">"Inefficient management and tracking of sales activities hinder the growth and productivity of businesses. </text:span></text:p>
      <text:p text:style-name="P3"><text:span text:style-name="T8">The current lack of a centralized system results in difficulties in monitoring sales performance, managing leads, and coordinating sales activities effectively. To address these challenges, a robust Salesman Management System is required to improve efficiency, maximize sales potential, and provide actionable insights for informed decision-making within the organization."</text:span></text:p>
      <text:p text:style-name="P3"><text:span text:style-name="T8"/></text:p>
      <text:list text:style-name="L4">
        <text:list-item>
          <text:p text:style-name="P4"><text:span text:style-name="T9"><text:s/>Functionality of Owner/admin</text:span></text:p>
        </text:list-item>
      </text:list>
      <text:p text:style-name="P5"><text:span text:style-name="T10">1. add salesman - name,region,mobile number,address,task</text:span></text:p>
      <text:p text:style-name="P5"><text:span text:style-name="T10">2. Add Customer in particular region</text:span></text:p>
      <text:p text:style-name="P5"><text:span text:style-name="T11"/></text:p>
      <text:list text:style-name="L6">
        <text:list-item>
          <text:p text:style-name="P6"><text:span text:style-name="T11">Functionality of salesman</text:span><text:span text:style-name="T12"/></text:p>
        </text:list-item>
      </text:list>
      <text:p text:style-name="P7"><text:span text:style-name="T12">1. View daily task</text:span></text:p>
      <text:p text:style-name="P7"><text:span text:style-name="T12">2. update status of daily task-update details of all things done and not done </text:span></text:p>
      <text:p text:style-name="P7"><text:span text:style-name="T12">3. reason for not completing task</text:span></text:p>
      <text:p text:style-name="P7"><text:span text:style-name="T12">4. View Customer of a region</text:span></text:p>
      <text:p text:style-name="P7"><text:span text:style-name="T12"><text:s/></text:span></text:p>
      <text:list text:style-name="L8">
        <text:list-item>
          <text:p text:style-name="P8"><text:span text:style-name="T13">Flow of Project :</text:span><text:span text:style-name="T14"/></text:p>
        </text:list-item>
      </text:list>
      <text:p text:style-name="P9"><text:span text:style-name="T14">Index.html -&gt;<text:s text:c="2"/>Admin Login -&gt; Admin Dashboard -&gt; Add Salesman / Add Customer </text:span></text:p>
      <text:p text:style-name="P9"><text:span text:style-name="T14">Salesman Login -&gt; View Task -&gt; update Details of task<text:s text:c="3"/></text:span></text:p>
      <text:p text:style-name="P9"><text:span text:style-name="T14"><text:s/></text:span></text:p>
      <text:list text:style-name="L10">
        <text:list-item>
          <text:p text:style-name="P10"><text:span text:style-name="T15">Scope Of Project</text:span><text:span text:style-name="T16">:</text:span></text:p>
        </text:list-item>
      </text:list>
      <text:p text:style-name="P11"><text:span text:style-name="T16"><text:s/></text:span></text:p>
      <text:p text:style-name="P11"><text:span text:style-name="T16">User Authentication and Authorization</text:span></text:p>
      <text:p text:style-name="P11"><text:span text:style-name="T16">Dashboard </text:span></text:p>
      <text:p text:style-name="P11"><text:span text:style-name="T16">Communication and Collaboration</text:span></text:p>
      <text:p text:style-name="P11"><text:span text:style-name="T16">Scalability</text:span></text:p>
      <text:p text:style-name="P11"><text:span text:style-name="T17"/></text:p>
      <text:list text:style-name="L12">
        <text:list-item>
          <text:p text:style-name="P12"><text:span text:style-name="T17">Database Structure</text:span></text:p>
        </text:list-item>
      </text:list>
      <text:p text:style-name="P13"><text:span text:style-name="T18"><text:s/></text:span></text:p>
      <text:p text:style-name="P13"><text:span text:style-name="T18">Salesman Table , </text:span></text:p>
      <text:p text:style-name="P13"><text:span text:style-name="T18">Customer Tabl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